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72a6"/>
    </style:style>
    <style:style style:name="P2" style:family="paragraph" style:parent-style-name="Standard">
      <style:paragraph-properties fo:break-before="page"/>
      <style:text-properties officeooo:paragraph-rsid="00017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-- CHULETA PLS/SQL<text:line-break/><text:line-break/>-- FUNCIONES<text:line-break/><text:tab/>create or replace function nombre_funcion (num1 in number, num2 in number)return <text:tab/>number<text:line-break/><text:tab/>is<text:line-break/><text:tab/><text:tab/>total number;<text:line-break/><text:tab/>begin<text:line-break/><text:tab/><text:tab/>total:= num1 + num2;<text:line-break/><text:tab/><text:tab/>return total;<text:line-break/><text:tab/>end;<text:line-break/><text:tab/>/<text:line-break/>-- COMPROVAR SI FUNCIONA <text:line-break/><text:line-break/><text:tab/>declare<text:line-break/><text:tab/><text:tab/>resultado number;<text:line-break/><text:tab/>begin<text:line-break/><text:tab/><text:tab/>resultado := nombre_funcion (5,10);<text:line-break/><text:tab/><text:tab/>DBMS_OUTPUT.PUT_LINE('el numero es: ' || resultado);<text:line-break/><text:tab/>end;<text:line-break/><text:line-break/><text:tab/>-- PARA SACAR EL RESTO DE UNA DIVISION: MOD(num,2)<text:line-break/><text:tab/>-- LOOPS PARA FUNCIONES (DENTRO DE BEGUIN)<text:line-break/><text:tab/>loop<text:line-break/><text:tab/>for i in 1..num loop<text:line-break/><text:tab/>resultado := resultado*1<text:line-break/><text:tab/>end loop;<text:line-break/><text:tab/>end;<text:line-break/><text:tab/>/<text:line-break/>-------------------------------------------------------------------------------------------------<text:line-break/>-- PROCEDIMIENTOS<text:line-break/><text:line-break/><text:tab/>create or replace procedure nombre_procedimiento(variable1 in number, variable2 in varchar2)<text:line-break/><text:tab/>is<text:line-break/><text:tab/>variable que acomulemos un resultadp (sum, avg....);<text:line-break/><text:tab/>begin<text:line-break/><text:tab/><text:tab/>insert into nombre_tabla (nombre_columa1,nombre columna2) values (valor1, valor2) where (condiciones_varias);<text:line-break/><text:tab/><text:tab/>update nombre_tabla set columna =nuevo valor de la casilla where condicion;<text:line-break/><text:tab/><text:tab/>delete from nombre_tabla where condicion;<text:line-break/><text:tab/><text:tab/>select nombre_tabla from tabla(inner join tabla2 on (id_tabla1= id_tabla2)) where (condicion);<text:line-break/><text:tab/>end;<text:line-break/>--------------------------------------------------------------------------------------------------<text:line-break/></text:p>
      <text:p text:style-name="P2">-- CURSORES<text:line-break/><text:line-break/><text:tab/>declare<text:line-break/><text:tab/><text:tab/>cursor nombre_cursor is<text:line-break/><text:tab/><text:tab/>select nombre_tabla from tabla(inner join tabla2 on (id_tabla1= id_tabla2)) where (condicion);<text:line-break/><text:tab/><text:tab/>v_nombre_variable tabla.columna%type;<text:line-break/><text:tab/><text:tab/>v_nombre_variable que no viene del select :=0;<text:line-break/><text:tab/>begin<text:line-break/><text:tab/><text:tab/>open nombre_cursor;<text:line-break/><text:tab/><text:tab/><text:tab/>loop<text:line-break/><text:tab/><text:tab/><text:tab/>fetch nombre_cursor into v_nombre_variable;<text:line-break/><text:tab/><text:tab/><text:tab/>exit when nombre_cursor %NOTFOUND;<text:line-break/><text:tab/><text:tab/><text:tab/><text:tab/>aqui puedes trabajar con la variable que no viene del select;<text:line-break/><text:tab/><text:tab/><text:tab/><text:tab/>aquio puedes ejecutar otra sentencia sql: update tabla set columa = columna*5;<text:line-break/><text:tab/><text:tab/><text:tab/>end loop;<text:line-break/><text:tab/><text:tab/>close nombre_cursor;<text:line-break/><text:tab/>end;<text:line-break/>-----------------------------------------------------------------------------------------------------<text:line-break/>-- TRIGGERS<text:line-break/><text:line-break/><text:tab/>create or replace trigger nombre_trigger after/before insert, update,delete on nombre_tabla<text:line-break/><text:tab/>for each row<text:line-break/><text:tab/>declare<text:line-break/><text:tab/><text:tab/>v_nombre_variable tipo_variable(number,varchar2);<text:line-break/><text:tab/>begin<text:line-break/><text:tab/><text:tab/>-- update nombre_tabla set columna = <text:s/>columna /*+- :new.nombre_columna (esta viene de la columna sobre la que ejecutamos el trigger)<text:line-break/><text:tab/><text:tab/>where columna = :new.nombre_columna;<text:line-break/><text:tab/><text:tab/>-- puedes ejecutar varias sentencias metiendo el resultado de la primera en una variable creada;<text:line-break/><text:tab/><text:tab/>-- tambien se pueden hacer bucles for, if y while con los resultados de las variables almacenadas;<text:line-break/><text:tab/>end;<text:line-break/>----------------------------------------------------------------------------------------------------------<text:line-break/>-- EJERCICIO 5 TRIGGERS<text:line-break/><text:line-break/><text:tab/>CREATE OR REPLACE TRIGGER t_actualizar_stock AFTER insert or update ON detalles_pedido<text:line-break/><text:tab/>for each row<text:line-break/><text:tab/>declare<text:line-break/><text:tab/><text:tab/>cursor c_detalle_pedido is<text:line-break/><text:tab/><text:tab/>select * from detalles_pedido where codigo_pedido:=new.codigo_pedido;<text:line-break/><text:tab/>begin<text:line-break/><text:tab/><text:tab/>for v_detalle in c_detalle_pedido loop<text:line-break/><text:tab/><text:tab/><text:tab/>update productos<text:line-break/><text:tab/><text:tab/><text:tab/>set cantidad_en_stock = cantidad_en_stock - v_detalle.cantidad<text:line-break/><text:tab/><text:tab/><text:tab/>where codigo_producto = v_detalle.codigo_producto;<text:line-break/><text:tab/><text:tab/>end loop;<text:line-break/><text:tab/>end;<text:line-break/>-------------------------------------------------------------------------------------------------------------<text:line-break/><text:soft-page-break/><text:line-break/></text:p>
      <text:p text:style-name="P1"><text:line-break/></text:p>
      <text:p text:style-name="P2">-- EXCEPCIONES<text:line-break/><text:line-break/><text:tab/>DECLARE<text:line-break/><text:tab/>IS<text:line-break/><text:tab/>BEGIN<text:line-break/><text:tab/>EXCEPTION<text:line-break/><text:tab/>WHEN <text:s/>NO_DATA_FOUND THEN<text:line-break/><text:tab/><text:tab/>dbms_output.put_line('Error no hay datos');<text:line-break/><text:line-break/><text:tab/>WHEN too_many_rows THEN<text:line-break/><text:tab/><text:tab/>dbms_output.put_line('Error mas de una columna');<text:line-break/><text:line-break/><text:tab/>WHEN others THEN<text:line-break/><text:tab/><text:tab/>dbms_output.put_line('Errorotros');<text:line-break/><text:tab/>end;<text:line-break/>-------------------------------------------------------------------------------------------------------------<text:line-break/>-- BUCLES<text:line-break/>-- FOR COMPLEJO<text:line-break/><text:tab/>for i in nombre_cursor loop<text:line-break/><text:tab/><text:tab/>la sentencia que sea<text:line-break/><text:tab/>end loop;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48:19.928000000</meta:creation-date>
    <dc:date>2024-05-19T17:49:13.751000000</dc:date>
    <meta:editing-duration>PT54S</meta:editing-duration>
    <meta:editing-cycles>1</meta:editing-cycles>
    <meta:document-statistic meta:table-count="0" meta:image-count="0" meta:object-count="0" meta:page-count="4" meta:paragraph-count="4" meta:word-count="375" meta:character-count="3589" meta:non-whitespace-character-count="3059"/>
    <meta:generator>LibreOffice/7.4.3.2$Windows_X86_64 LibreOffice_project/1048a8393ae2eeec98dff31b5c133c5f1d08b890</meta:generator>
  </office:meta>
</office:document-meta>
</file>